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paragraph-properties fo:text-indent="0.4923in"/>
      <style:text-properties fo:language="fr" fo:country="FR"/>
    </style:style>
    <style:style style:name="P5" style:parent-style-name="Standard" style:family="paragraph">
      <style:paragraph-properties fo:margin-left="0.4923in" fo:text-indent="0.4923in">
        <style:tab-stops/>
      </style:paragraph-properties>
      <style:text-properties fo:language="fr" fo:country="FR"/>
    </style:style>
    <style:style style:name="P6" style:parent-style-name="Standard" style:family="paragraph">
      <style:paragraph-properties fo:margin-left="1.477in">
        <style:tab-stops/>
      </style:paragraph-properties>
      <style:text-properties fo:language="fr" fo:country="FR"/>
    </style:style>
    <style:style style:name="P7" style:parent-style-name="Standard" style:family="paragraph">
      <style:paragraph-properties fo:margin-left="1.477in" fo:text-indent="0.4923in">
        <style:tab-stops/>
      </style:paragraph-properties>
      <style:text-properties fo:language="fr" fo:country="FR"/>
    </style:style>
    <style:style style:name="P8" style:parent-style-name="Standard" style:family="paragraph">
      <style:paragraph-properties fo:margin-left="1.477in" fo:text-indent="0.4923in">
        <style:tab-stops/>
      </style:paragraph-properties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T28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Exercice 1</text:p>
      <text:p text:style-name="P2">1)</text:p>
      <text:p text:style-name="P3">Select NumAgenceProp FROM Véhicule WHERE NumImmat IN(</text:p>
      <text:p text:style-name="P4">Select NumImmat FROM Assure WHERE NomAS IN(</text:p>
      <text:p text:style-name="P5">Select numAs FROM Assurance WHERE NumImmat IN(</text:p>
      <text:p text:style-name="P6">Select NumImmat FROM Véhicule WHERE PuissFisc &gt; (</text:p>
      <text:p text:style-name="P7">Select<text:s/>AVG(PuissFisc) FROM Véhicule)))))</text:p>
      <text:p text:style-name="P8"/>
      <text:p text:style-name="P9">2)</text:p>
      <text:p text:style-name="P10">Select<text:s/>numLoc<text:s/>FROM Loue<text:s/>WHERE NumImmat IN(</text:p>
      <text:p text:style-name="P11">Select numImmat FROM Véhicule WHERE<text:s/>"Marque" = "Mercedes" IN(</text:p>
      <text:p text:style-name="P12">Select numImmat FROM Loue WHERE numAg IN(</text:p>
      <text:p text:style-name="P13">Select numAg FROM Agence WHERE regexp_like(VilleAg, .*(v.* | .*w).* ,c)<text:s/>And numAg<text:s/>IN(</text:p>
      <text:p text:style-name="P14">Select<text:s/>numAgProp<text:s/>FROM Véhicule WHERE<text:s/>Couleur<text:s/>Like<text:s/>"Bleue")))))</text:p>
      <text:p text:style-name="P15"/>
      <text:p text:style-name="P16">3)<text:s/></text:p>
      <text:p text:style-name="P17">Select nomAs FROM Assurance WHERE numAs IN(</text:p>
      <text:p text:style-name="P18">Select numAs FROM Assure WHERE<text:s/>numImmat IN(</text:p>
      <text:p text:style-name="P19">Select numImmat FROM Véhicule WHERE numAgProp IN(</text:p>
      <text:p text:style-name="P20">Select numAg<text:s/>FROM Loue WHERE numLoc IN(</text:p>
      <text:p text:style-name="P21">Select numLoc FROM Locataire WHERE regexp_like(telLoc,<text:s/>,<text:s/>c) AND villeLoc Like "Lyon")))))</text:p>
      <text:p text:style-name="P22"/>
      <text:p text:style-name="P23">(En considérant un formatage téléphone, ie chiffre groupé par 2)</text:p>
      <text:p text:style-name="P24"/>
      <text:p text:style-name="P25">4)</text:p>
      <text:p text:style-name="P26"/>
      <text:p text:style-name="P27"/>
      <text:p text:style-name="Standard"><text:span text:style-name="T28">Select numAg FROM Lo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10T16:12:00Z</dc:date>
    <meta:template xlink:href="Normal.dotm" xlink:type="simple"/>
    <meta:editing-cycles>4</meta:editing-cycles>
    <meta:editing-duration>PT5580S</meta:editing-duration>
    <meta:document-statistic meta:page-count="1" meta:paragraph-count="1" meta:word-count="141" meta:character-count="917" meta:row-count="6" meta:non-whitespace-character-count="777"/>
  </office:meta>
</office:document-meta>
</file>